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e892" officeooo:paragraph-rsid="001ee892"/>
    </style:style>
    <style:style style:name="P2" style:family="paragraph" style:parent-style-name="Standard">
      <style:paragraph-properties fo:line-height="115%"/>
      <style:text-properties officeooo:rsid="001ee892" officeooo:paragraph-rsid="001ee892"/>
    </style:style>
    <style:style style:name="P3" style:family="paragraph" style:parent-style-name="Standard">
      <style:text-properties officeooo:rsid="001ee892" officeooo:paragraph-rsid="001ee892"/>
    </style:style>
    <style:style style:name="P4" style:family="paragraph" style:parent-style-name="Standard">
      <style:paragraph-properties fo:line-height="115%" fo:text-align="start" style:justify-single-word="false"/>
      <style:text-properties fo:font-weight="bold" officeooo:rsid="001ee892" officeooo:paragraph-rsid="001ee892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f1123" officeooo:paragraph-rsid="001f1123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20688e" officeooo:paragraph-rsid="0020688e" style:font-weight-asian="bold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/>
      <style:text-properties officeooo:paragraph-rsid="002050ce"/>
    </style:style>
    <style:style style:name="P9" style:family="paragraph" style:parent-style-name="Standard">
      <style:text-properties officeooo:rsid="001f1123" officeooo:paragraph-rsid="002050ce"/>
    </style:style>
    <style:style style:name="P10" style:family="paragraph" style:parent-style-name="Standard">
      <style:paragraph-properties fo:line-height="115%"/>
      <style:text-properties officeooo:rsid="001f1123" officeooo:paragraph-rsid="002050ce"/>
    </style:style>
    <style:style style:name="P11" style:family="paragraph" style:parent-style-name="Standard">
      <style:paragraph-properties fo:line-height="115%"/>
      <style:text-properties officeooo:rsid="0020688e" officeooo:paragraph-rsid="0020688e"/>
    </style:style>
    <style:style style:name="T1" style:family="text">
      <style:text-properties officeooo:rsid="001ee892"/>
    </style:style>
    <style:style style:name="T2" style:family="text">
      <style:text-properties officeooo:rsid="001f1123"/>
    </style:style>
    <style:style style:name="T3" style:family="text">
      <style:text-properties officeooo:rsid="002050ce"/>
    </style:style>
    <style:style style:name="T4" style:family="text">
      <style:text-properties fo:language="pt" fo:country="PT"/>
    </style:style>
    <style:style style:name="T5" style:family="text">
      <style:text-properties officeooo:rsid="0020688e"/>
    </style:style>
    <style:style style:name="T6" style:family="text">
      <style:text-properties officeooo:rsid="0021b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1"/>
      <text:p text:style-name="P4">O que é o React?</text:p>
      <text:p text:style-name="P7"><text:tab/>Em poucas palavras, é uma biblioteca <text:span text:style-name="Strong_20_Emphasis">JavaScript </text:span>para criação de interfaces para o usuário, desenvolvida e mantida pelo <text:span text:style-name="Strong_20_Emphasis">Facebook</text:span>, sua primeira <text:span text:style-name="T1">versão</text:span><text:span text:style-name="Emphasis"> </text:span>saiu em 2013. <text:span text:style-name="T1">Seu objetivo é que escrevendo menos código consigamos desenvolver códigos com lógicas mais complexas em menos linhas, facilitando assim a leitura de códigos e seu desenvolvimento. Partindo grandes pedaços de JS e HTML em pequenos pedaços denominados componentes.</text:span></text:p>
      <text:p text:style-name="P2"><text:tab/>Em sua escrita lógica, React faz uma mescla entre JS e HTML, permitindo trazer o melhor dos dois mundos, facilitando assim o desenvolvimento de uma página responsiva, mesmo que simples visualmente.</text:p>
      <text:p text:style-name="P3"/>
      <text:p text:style-name="P5">Como instalar a biblioteca?</text:p>
      <text:p text:style-name="P10"><text:tab/>Para que você possa desfrutar o React em sua aplicação, é necessário fazer a importação da biblioteca e mais precisamente o npx pode te fornecer isso com maior facilidade. NPX é a sigla para <text:s/>Node Packages eXecutor, ou seja, executor de pacotes de node. </text:p>
      <text:p text:style-name="P8"><text:span text:style-name="T2"><text:tab/></text:span><text:span text:style-name="T3">Node, ou Node.js é uma grande biblioteca de pacotes que </text:span><text:bookmark text:name="tw-target-text"/><text:span text:style-name="T4">foi projetado para criar aplicativos de rede escalonáveis. </text:span></text:p>
      <text:p text:style-name="P10"><text:tab/>Quer fazer uma aplicação mas não quer gastar a memoria do seu computador para baixá-la? Ou é um pacote q vai usar uma única vez, ou mínimas vezes? O npx é o comando pra isso, pois ele não baixa para a sua máquina aquele pacote, ele é mantido na base do node mas você pode utilizá-lo como quiser. Mas o que isso tem relação com o React? Bom, existe um comando NPX específico que <text:span text:style-name="T3">disponibiliza uma base de aplicação react pra você, chamado npx create-react-app. Com esse comando dando um espaço você da nome a sua aplicação react e pode ajustá-la da melhor forma!</text:span></text:p>
      <text:p text:style-name="P10"><text:tab/><text:span text:style-name="T5">Porém depois disso é interessante usar o comando npm install, que disponibiliza para a sua aplicação React, todos os pacotes do Node e cria o package json, um arquivo de objetos que carrega as definições mais importantes para a sua aplicação, como quais testes ira utilizar, ou o lint que seriam regras de utilização dos seus arquivos.</text:span></text:p>
      <text:p text:style-name="P9"/>
      <text:p text:style-name="P6">Como trabalhar com aplicações React?</text:p>
      <text:p text:style-name="P11"><text:tab/>Primeiramente é preciso entender ao fazer a execução do npx create-react-app diversos arquivos serão instalados na sua máquina, dentre eles os mais impotantes são App.js, index.js, App.css e toda a pasta public. O App.js é onde fica a base da sua aplicação, é ela a fonte principal de renderização da sua aplicação na tela. O App.css é a estilização dessa tela principal. O index.js faz a ponte entre o arquivo html que se encontra na pasta public e que não deve ser alterado e a aplicação que você está criando com React, através de uma div root.</text:p>
      <text:p text:style-name="P11"><text:tab/><text:span text:style-name="T6">A forma inicial de se trabalhar com aplicações React é através de classes, que são tipicas já do JS, mas tem mais aplicação com o React. {… continua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09:51:23.758572164</meta:creation-date>
    <dc:date>2022-02-02T10:36:11.141999094</dc:date>
    <meta:editing-duration>PT3M36S</meta:editing-duration>
    <meta:editing-cycles>1</meta:editing-cycles>
    <meta:document-statistic meta:table-count="0" meta:image-count="0" meta:object-count="0" meta:page-count="1" meta:paragraph-count="12" meta:word-count="457" meta:character-count="2675" meta:non-whitespace-character-count="2219"/>
    <meta:generator>LibreOffice/6.4.7.2$Linux_X86_64 LibreOffice_project/40$Build-2</meta:generator>
  </office:meta>
</office:document-meta>
</file>